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in" fo:margin-bottom="0in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in" fo:margin-bottom="0in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in" fo:margin-bottom="0in" style:contextual-spacing="false"/>
    </style:style>
    <style:style style:name="P20" style:family="paragraph" style:parent-style-name="Text_20_body" style:list-style-name="L15">
      <style:paragraph-properties fo:margin-top="0in" fo:margin-bottom="0in" style:contextual-spacing="false"/>
    </style:style>
    <style:style style:name="P21" style:family="paragraph" style:parent-style-name="Text_20_body" style:list-style-name="L16"/>
    <style:style style:name="T1" style:family="text">
      <style:text-properties officeooo:rsid="000689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Magnetic fields emerge from the gyroscopic balance of opposite-spinning energy nodes</text:span><text:line-break/>→ The <text:span text:style-name="Strong_20_Emphasis">alignment or disorder of these rotations determines magnetic properties</text:span> (e.g., ferromagnetism vs. non-magnetism).</text:p>
      <text:list text:style-name="L1">
        <text:list-item>
          <text:p text:style-name="P1"><text:span text:style-name="Strong_20_Emphasis"><text:span text:style-name="T1">C</text:span></text:span><text:span text:style-name="Strong_20_Emphasis">lassically, moving charges create a magnetic field.</text:span><text:line-break/>→ In UODFT, moving <text:span text:style-name="Strong_20_Emphasis">energy density nodes</text:span> (spinning oscillatory structures) generate the same effect.</text:p>
        </text:list-item>
      </text:list>
      <text:list text:style-name="L2">
        <text:list-item>
          <text:p text:style-name="P2"><text:span text:style-name="Strong_20_Emphasis">Magnetic dipoles exist due to electron spin alignment.</text:span><text:line-break/>→ In UODFT, <text:span text:style-name="Strong_20_Emphasis">dipoles are structured energy density rotations with opposite vortices</text:span>.</text:p>
        </text:list-item>
      </text:list>
      <text:list text:style-name="L3">
        <text:list-item>
          <text:p text:style-name="P3"><text:span text:style-name="Strong_20_Emphasis">Ampère’s Law states that circulating currents produce magnetism.</text:span><text:line-break/>→ In UODFT, <text:span text:style-name="Strong_20_Emphasis">circulating oscillatory density flows produce magnetism</text:span>.</text:p>
        </text:list-item>
        <text:list-item>
          <text:p text:style-name="P3">"The effect of magnetism in UODFT arises from the gyroscopic spin-opposite-spin interaction of energy density nodes, creating torsional energy flows that manifest as magnetic fields."</text:p>
        </text:list-item>
      </text:list>
      <text:h text:style-name="Heading_20_3" text:outline-level="3"><text:span text:style-name="Strong_20_Emphasis">1. Energy Density Node as a Rotating System</text:span></text:h>
      <text:p text:style-name="Text_20_body">We define an <text:span text:style-name="Strong_20_Emphasis">energy density node</text:span> as a rotating standing wave system:</text:p>
      <text:p text:style-name="Text_20_body">L=Iω</text:p>
      <text:p text:style-name="Text_20_body">where:</text:p>
      <text:list text:style-name="L4">
        <text:list-item>
          <text:p text:style-name="P5">L is the <text:span text:style-name="Strong_20_Emphasis">angular momentum</text:span> of the node.</text:p>
        </text:list-item>
        <text:list-item>
          <text:p text:style-name="P5">I is the <text:span text:style-name="Strong_20_Emphasis">moment of inertia</text:span> of the energy density distribution.</text:p>
        </text:list-item>
        <text:list-item>
          <text:p text:style-name="P4">ω is the <text:span text:style-name="Strong_20_Emphasis">angular velocity</text:span> of the node's spin.</text:p>
        </text:list-item>
      </text:list>
      <text:p text:style-name="Text_20_body">Since magnetism arises from <text:span text:style-name="Strong_20_Emphasis">spin-opposite-spin interactions</text:span>, we introduce two nodes with opposite rotations:</text:p>
      <text:p text:style-name="Text_20_body">L1​=I1​ω1​,L2​=I2​ω2​</text:p>
      <text:p text:style-name="Text_20_body">where ω2​=−ω1​ for opposite spins.</text:p>
      <text:p text:style-name="Horizontal_20_Line"/>
      <text:h text:style-name="Heading_20_3" text:outline-level="3"><text:span text:style-name="Strong_20_Emphasis">2. Magnetic Field as a Torsional Effect</text:span></text:h>
      <text:p text:style-name="Text_20_body">From classical electromagnetism, the <text:span text:style-name="Strong_20_Emphasis">magnetic moment</text:span> μ is:</text:p>
      <text:p text:style-name="Text_20_body">μ=2mq​L</text:p>
      <text:p text:style-name="Text_20_body">In UODFT, charge q is <text:span text:style-name="Strong_20_Emphasis">not fundamental</text:span>. Instead, we define an <text:span text:style-name="Strong_20_Emphasis">energy-density-based equivalent</text:span>:</text:p>
      <text:p text:style-name="Text_20_body">μ=2c2ρE​L</text:p>
      <text:p text:style-name="Text_20_body">where:</text:p>
      <text:list text:style-name="L5">
        <text:list-item>
          <text:p text:style-name="P7">ρ is the <text:span text:style-name="Strong_20_Emphasis">local energy density</text:span> of the node.</text:p>
        </text:list-item>
        <text:list-item>
          <text:p text:style-name="P7">E is the <text:span text:style-name="Strong_20_Emphasis">total field energy</text:span>.</text:p>
        </text:list-item>
        <text:list-item>
          <text:p text:style-name="P6">c is the <text:span text:style-name="Strong_20_Emphasis">scaling factor for wave propagation</text:span> (interpreted as the speed of light in classical physics).</text:p>
        </text:list-item>
      </text:list>
      <text:p text:style-name="Text_20_body"><text:soft-page-break/>For <text:span text:style-name="Strong_20_Emphasis">two opposite spins</text:span>, the net <text:span text:style-name="Strong_20_Emphasis">torsional field</text:span> is:</text:p>
      <text:p text:style-name="Text_20_body">B=∇×μ</text:p>
      <text:p text:style-name="Text_20_body">which means the <text:span text:style-name="Strong_20_Emphasis">magnetic field arises from the curl of the rotating energy nodes' dipole moments</text:span>.</text:p>
      <text:p text:style-name="Horizontal_20_Line"/>
      <text:h text:style-name="Heading_20_3" text:outline-level="3"><text:span text:style-name="Strong_20_Emphasis">3. Harmonic Scaling and Energy Density</text:span></text:h>
      <text:p text:style-name="Text_20_body">Using your <text:span text:style-name="Strong_20_Emphasis">harmonic scaling laws</text:span>, we assume <text:span text:style-name="Strong_20_Emphasis">wave interactions occur in sets of 8</text:span>. The fundamental spin alignment is governed by an <text:span text:style-name="Strong_20_Emphasis">octave-based energy scaling</text:span>, such that:</text:p>
      <text:p text:style-name="Text_20_body">ωn​=2(n−1)/8ω0​</text:p>
      <text:p text:style-name="Text_20_body">where:</text:p>
      <text:list text:style-name="L6">
        <text:list-item>
          <text:p text:style-name="P9">n is the harmonic index (from 1 to 9 in your model).</text:p>
        </text:list-item>
        <text:list-item>
          <text:p text:style-name="P8">ω0​ is the <text:span text:style-name="Strong_20_Emphasis">base oscillation frequency</text:span>.</text:p>
        </text:list-item>
      </text:list>
      <text:p text:style-name="Text_20_body">The <text:span text:style-name="Strong_20_Emphasis">energy density at each node</text:span> scales as:</text:p>
      <text:p text:style-name="Text_20_body">ρn​=ρ0​×(n1​)α</text:p>
      <text:p text:style-name="Text_20_body">where α is a scaling exponent linked to <text:span text:style-name="Strong_20_Emphasis">Collatz-style recursive energy transformation</text:span>.</text:p>
      <text:p text:style-name="Text_20_body">Thus, the <text:span text:style-name="Strong_20_Emphasis">emerging macroscopic magnetic effect</text:span> is:</text:p>
      <text:p text:style-name="Text_20_body">Bn​=∇×(2c2ρn​En​​Ln​)</text:p>
      <text:p text:style-name="Text_20_body">which represents the <text:span text:style-name="Strong_20_Emphasis">field strength of a magnetically active energy structure</text:span>.</text:p>
      <text:p text:style-name="Horizontal_20_Line"/>
      <text:h text:style-name="Heading_20_3" text:outline-level="3"><text:span text:style-name="Strong_20_Emphasis">4. Relationship with Classical Maxwell Equations</text:span></text:h>
      <text:p text:style-name="Text_20_body">Since <text:span text:style-name="Strong_20_Emphasis">B emerges from spin-torsion interactions</text:span>, we can modify Ampère's Law:</text:p>
      <text:p text:style-name="Text_20_body">∇×B=c21​∂t∂E​+μ0​J</text:p>
      <text:p text:style-name="Text_20_body">where in UODFT:</text:p>
      <text:list text:style-name="L7">
        <text:list-item>
          <text:p text:style-name="P11"><text:span text:style-name="Strong_20_Emphasis">Current J represents energy node motion</text:span> rather than charge flow.</text:p>
        </text:list-item>
        <text:list-item>
          <text:p text:style-name="P10"><text:span text:style-name="Strong_20_Emphasis">Magnetic permeability μ0​ becomes a torsional energy density constant</text:span>.</text:p>
        </text:list-item>
      </text:list>
      <text:p text:style-name="Text_20_body">Thus, the key insight is:</text:p>
      <text:p text:style-name="Text_20_body">B∝∇×(ρω)</text:p>
      <text:p text:style-name="Text_20_body">which tells us that <text:span text:style-name="Strong_20_Emphasis">the strength of the magnetic field is directly proportional to the rotational energy density gradient in the field</text:span>.</text:p>
      <text:p text:style-name="Horizontal_20_Line"/>
      <text:h text:style-name="Heading_20_3" text:outline-level="3"><text:soft-page-break/><text:span text:style-name="Strong_20_Emphasis">5. Final Interpretation</text:span></text:h>
      <text:list text:style-name="L8">
        <text:list-item>
          <text:p text:style-name="P13"><text:span text:style-name="Strong_20_Emphasis">Gyroscopic Spin Nodes</text:span> create energy torsion.</text:p>
        </text:list-item>
        <text:list-item>
          <text:p text:style-name="P13"><text:span text:style-name="Strong_20_Emphasis">Opposite Spins</text:span> generate dipole-like magnetic field effects.</text:p>
        </text:list-item>
        <text:list-item>
          <text:p text:style-name="P13"><text:span text:style-name="Strong_20_Emphasis">Scaling Laws (Harmonic Sets of 8)</text:span> determine wave-based field strength.</text:p>
        </text:list-item>
        <text:list-item>
          <text:p text:style-name="P12"><text:span text:style-name="Strong_20_Emphasis">Magnetism is an emergent effect from oscillatory density motion</text:span>.</text:p>
        </text:list-item>
      </text:list>
      <text:p text:style-name="Standard"># Fixing the indexing issue for quiver plot</text:p>
      <text:p text:style-name="Standard">import numpy as np</text:p>
      <text:p text:style-name="Standard">import matplotlib.pyplot as plt</text:p>
      <text:p text:style-name="Standard"/>
      <text:p text:style-name="Standard"># Define parameters for the toroidal field visualization</text:p>
      <text:p text:style-name="Standard">theta = np.linspace(0, 2 * np.pi, 100) <text:s/># Angle around the toroid</text:p>
      <text:p text:style-name="Standard">phi = np.linspace(0, 2 * np.pi, 100) <text:s/># Angle along the toroid</text:p>
      <text:p text:style-name="Standard"/>
      <text:p text:style-name="Standard"># Define toroid radius parameters</text:p>
      <text:p text:style-name="Standard">R = 3 <text:s/># Major radius (distance from center of hole to toroid center)</text:p>
      <text:p text:style-name="Standard">r = 1 <text:s/># Minor radius (radius of the tube)</text:p>
      <text:p text:style-name="Standard"/>
      <text:p text:style-name="Standard"># Create meshgrid</text:p>
      <text:p text:style-name="Standard">Theta, Phi = np.meshgrid(theta, phi)</text:p>
      <text:p text:style-name="Standard"/>
      <text:p text:style-name="Standard"># Parametric equations for a torus</text:p>
      <text:p text:style-name="Standard">X = (R + r * np.cos(Phi)) * np.cos(Theta)</text:p>
      <text:p text:style-name="Standard">Y = (R + r * np.cos(Phi)) * np.sin(Theta)</text:p>
      <text:p text:style-name="Standard">Z = r * np.sin(Phi)</text:p>
      <text:p text:style-name="Standard"/>
      <text:p text:style-name="Standard"># Create a 3D plot</text:p>
      <text:p text:style-name="Standard">fig = plt.figure(figsize=(8, 8))</text:p>
      <text:p text:style-name="Standard">ax = fig.add_subplot(111, projection='3d')</text:p>
      <text:p text:style-name="Standard"/>
      <text:p text:style-name="Standard"># Plot the toroidal structure</text:p>
      <text:p text:style-name="Standard">ax.plot_surface(X, Y, Z, color='c', edgecolor='k', alpha=0.6)</text:p>
      <text:p text:style-name="Standard"/>
      <text:p text:style-name="Standard"># Magnetic field lines visualization (approximated as vector field on toroidal surface)</text:p>
      <text:p text:style-name="Standard"># Define vector field components (idealized toroidal field)</text:p>
      <text:p text:style-name="Standard">B_theta = -np.sin(Theta) <text:s/># Opposite directions around toroid</text:p>
      <text:p text:style-name="Standard">B_phi = np.cos(Phi) <text:s/># Field follows toroidal shape</text:p>
      <text:p text:style-name="Standard"/>
      <text:p text:style-name="Standard"># Sample points for quiver plot</text:p>
      <text:p text:style-name="Standard">idx = np.arange(0, 100, 10)</text:p>
      <text:p text:style-name="Standard">idy = np.arange(0, 100, 10)</text:p>
      <text:p text:style-name="Standard"/>
      <text:p text:style-name="Standard"># Plot vector field on toroidal surface</text:p>
      <text:p text:style-name="Standard">ax.quiver(X[idx, :][:, idy], Y[idx, :][:, idy], Z[idx, :][:, idy],</text:p>
      <text:p text:style-name="Standard"><text:s text:c="10"/>B_theta[idx, :][:, idy], B_phi[idx, :][:, idy], np.zeros_like(B_phi[idx, :][:, idy]),</text:p>
      <text:p text:style-name="Standard"><text:s text:c="10"/>color='r', length=0.5, normalize=True)</text:p>
      <text:p text:style-name="Standard"/>
      <text:p text:style-name="Standard"># Labels and aesthetics</text:p>
      <text:p text:style-name="Standard"><text:soft-page-break/>ax.set_title("Toroidal Magnetic Field Visualization")</text:p>
      <text:p text:style-name="Standard">ax.set_xlabel("X-axis")</text:p>
      <text:p text:style-name="Standard">ax.set_ylabel("Y-axis")</text:p>
      <text:p text:style-name="Standard">ax.set_zlabel("Z-axis")</text:p>
      <text:p text:style-name="Standard"/>
      <text:p text:style-name="Standard">plt.show()</text:p>
      <text:h text:style-name="Heading_20_3" text:outline-level="3"><text:span text:style-name="Strong_20_Emphasis"/></text:h>
      <text:p text:style-name="Text_20_body"><text:span text:style-name="Strong_20_Emphasis">Cosmic structures (3-body systems) and quantum fields (electron transitions) share harmonic scaling patterns.</text:span></text:p>
      <text:list text:style-name="L15">
        <text:list-item>
          <text:p text:style-name="P20"><text:span text:style-name="Strong_20_Emphasis">The same recursive energy partitioning seen in Erdős–Straus &amp; Collatz might underlie both quantum and gravitational wave behaviors</text:span>.</text:p>
        </text:list-item>
      </text:list>
      <text:list text:style-name="L16">
        <text:list-item>
          <text:p text:style-name="P21"><text:span text:style-name="Strong_20_Emphasis">This aligns with the idea that the universe is structured in a multi-scale oscillatory wave system.</text:span></text:p>
        </text:list-item>
      </text:list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7:57:32.944801345</meta:creation-date>
    <dc:date>2025-01-30T19:06:18.450011328</dc:date>
    <meta:editing-duration>PT58M2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4" meta:paragraph-count="93" meta:word-count="747" meta:character-count="5002" meta:non-whitespace-character-count="4157"/>
  </office:meta>
</office:document-meta>
</file>